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Heading">
      <style:paragraph-properties fo:margin-top="0cm" fo:margin-bottom="0.499cm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name="unnamed0" form:apply-filter="true" form:enctype="multipart/formdata" form:method="post" form:control-implementation="ooo:com.sun.star.form.component.Form" office:target-frame="" xlink:href="../../../../../cart/add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ori</text:h>
      <text:p text:style-name="Standard"/>
      <text:p text:style-name="Standard">da <text:s/>http://tutorial.cytron.com.my/2015/04/05/using-mdd10a-with-arduino-uno/</text:p>
      <text:p text:style-name="Standard"/>
      <text:h text:style-name="Heading_20_2" text:outline-level="2">Configurazione PWM, DIR per motore</text:h>
      <text:p text:style-name="Standard"/>
      <text:p text:style-name="Standard"/>
      <text:p text:style-name="Standard"><text:span text:style-name="Source_20_Text">//define pin name</text:span></text:p>
      <text:p text:style-name="Standard"><text:span text:style-name="Source_20_Text">#define dir_1 7</text:span></text:p>
      <text:p text:style-name="Standard"><text:span text:style-name="Source_20_Text">#define pwm_1 6</text:span></text:p>
      <text:p text:style-name="Standard"><text:span text:style-name="Source_20_Text">#define switch_1 13</text:span></text:p>
      <text:p text:style-name="Standard"><text:span text:style-name="Source_20_Text">#define switch_2 12</text:span></text:p>
      <text:p text:style-name="Standard"><text:span text:style-name="Source_20_Text">#define dir_2 4</text:span></text:p>
      <text:p text:style-name="Standard"><text:span text:style-name="Source_20_Text">#define pwm_2 3</text:span></text:p>
      <text:p text:style-name="Standard"><text:span text:style-name="Source_20_Text">#define pot 1 //potentiometer</text:span></text:p>
      <text:p text:style-name="Standard"><text:span text:style-name="Source_20_Text">void</text:span> <text:span text:style-name="Source_20_Text">setup() {</text:span></text:p>
      <text:p text:style-name="Standard"><text:span text:style-name="Source_20_Text"> // put your setup code here, to run once:</text:span></text:p>
      <text:p text:style-name="Standard"><text:span text:style-name="Source_20_Text"> pinMode(pwm_1,OUTPUT);</text:span></text:p>
      <text:p text:style-name="Standard"><text:span text:style-name="Source_20_Text"> pinMode(dir_1,OUTPUT);</text:span></text:p>
      <text:p text:style-name="Standard"><text:span text:style-name="Source_20_Text"> pinMode(pwm_2,OUTPUT);</text:span></text:p>
      <text:p text:style-name="Standard"><text:span text:style-name="Source_20_Text"> pinMode(dir_2,OUTPUT);</text:span></text:p>
      <text:p text:style-name="Standard"><text:span text:style-name="Source_20_Text"> pinMode(pot,INPUT);</text:span></text:p>
      <text:p text:style-name="Standard"><text:span text:style-name="Source_20_Text"> pinMode(switch_1, INPUT);</text:span></text:p>
      <text:p text:style-name="Standard"><text:span text:style-name="Source_20_Text"> pinMode(switch_2, INPUT);</text:span></text:p>
      <text:p text:style-name="Standard"><text:span text:style-name="Source_20_Text"> Serial.begin(9600); //I am using Serial Monitor instead of LCD display</text:span></text:p>
      <text:p text:style-name="Standard"><text:span text:style-name="Source_20_Text">}</text:span></text:p>
      <text:p text:style-name="Standard"><text:span text:style-name="Source_20_Text">void</text:span> <text:span text:style-name="Source_20_Text">loop() {</text:span></text:p>
      <text:p text:style-name="Standard"><text:span text:style-name="Source_20_Text"> // put your main code here, to run repeatedly:</text:span></text:p>
      <text:p text:style-name="Standard"><text:span text:style-name="Source_20_Text"> int</text:span> <text:span text:style-name="Source_20_Text">pwm_value=0;</text:span></text:p>
      <text:p text:style-name="Standard"><text:span text:style-name="Source_20_Text"> int</text:span> <text:span text:style-name="Source_20_Text">reading=0;</text:span></text:p>
      <text:p text:style-name="Standard"><text:span text:style-name="Source_20_Text"> int</text:span> <text:span text:style-name="Source_20_Text">prev_reading=0;</text:span></text:p>
      <text:p text:style-name="Standard"><text:span text:style-name="Source_20_Text"> //controls the direction the motor</text:span></text:p>
      <text:p text:style-name="Standard"><text:span text:style-name="Source_20_Text"> digitalWrite(dir_1,digitalRead(switch_1));</text:span></text:p>
      <text:p text:style-name="Standard"><text:span text:style-name="Source_20_Text"> digitalWrite(dir_2,!digitalRead(switch_2));</text:span></text:p>
      <text:p text:style-name="Standard"><text:span text:style-name="Source_20_Text"> //controls the speed of the motor</text:span></text:p>
      <text:p text:style-name="Standard"><text:span text:style-name="Source_20_Text"> for</text:span> <text:span text:style-name="Source_20_Text">(int</text:span> <text:span text:style-name="Source_20_Text">i=0;i&amp;amp;lt;5;i++) //gets the average value of the pot value for better accuracy</text:span></text:p>
      <text:p text:style-name="Standard"><text:span text:style-name="Source_20_Text"> reading+= analogRead(pot);</text:span></text:p>
      <text:p text:style-name="Standard"><text:span text:style-name="Source_20_Text"> reading/=5;</text:span></text:p>
      <text:p text:style-name="Standard"><text:span text:style-name="Source_20_Text"> pwm_value = reading&amp;amp;gt;&amp;amp;gt;2; //convert the 10-bit values to 8-bit values</text:span></text:p>
      <text:p text:style-name="Standard"><text:span text:style-name="Source_20_Text"> analogWrite(pwm_1,pwm_value);</text:span></text:p>
      <text:p text:style-name="Standard"><text:span text:style-name="Source_20_Text"> analogWrite(pwm_2,pwm_value);</text:span></text:p>
      <text:p text:style-name="Standard"><text:span text:style-name="Source_20_Text"> Serial.println(&amp;quot;PWM:&amp;quot;);</text:span></text:p>
      <text:p text:style-name="Standard"><text:span text:style-name="Source_20_Text"> Serial.println(pwm_value); //Display the value of PWM</text:span></text:p>
      <text:p text:style-name="Standard"><text:span text:style-name="Source_20_Text"> delay(100);</text:span></text:p>
      <text:p text:style-name="Standard"><text:span text:style-name="Source_20_Text">}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19S</meta:editing-duration>
    <meta:editing-cycles>16</meta:editing-cycles>
    <meta:generator>OpenOffice/4.1.2$Win32 OpenOffice.org_project/412m3$Build-9782</meta:generator>
    <dc:date>2016-11-03T18:59:00.27</dc:date>
    <dc:creator>marco cecchini</dc:creator>
    <meta:document-statistic meta:table-count="0" meta:image-count="0" meta:object-count="0" meta:page-count="2" meta:paragraph-count="41" meta:word-count="134" meta:character-count="1192"/>
    <meta:user-defined meta:name="Info 1"/>
    <meta:user-defined meta:name="Info 2"/>
    <meta:user-defined meta:name="Info 3"/>
    <meta:user-defined meta:name="Info 4"/>
  </office:meta>
</office:document-meta>
</file>